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b16" officeooo:paragraph-rsid="001d4b16"/>
    </style:style>
    <style:style style:name="P2" style:family="paragraph" style:parent-style-name="Standard" style:list-style-name="L1">
      <style:text-properties officeooo:rsid="001d4b16" officeooo:paragraph-rsid="002102ba"/>
    </style:style>
    <style:style style:name="P3" style:family="paragraph" style:parent-style-name="Standard">
      <style:text-properties officeooo:rsid="001f6a70" officeooo:paragraph-rsid="001f6a70"/>
    </style:style>
    <style:style style:name="P4" style:family="paragraph" style:parent-style-name="Standard" style:list-style-name="L1">
      <style:text-properties officeooo:rsid="002102ba" officeooo:paragraph-rsid="002102ba"/>
    </style:style>
    <style:style style:name="P5" style:family="paragraph" style:parent-style-name="Standard">
      <style:text-properties officeooo:rsid="002102ba" officeooo:paragraph-rsid="002102ba"/>
    </style:style>
    <style:style style:name="P6" style:family="paragraph" style:parent-style-name="Standard" style:list-style-name="L3">
      <style:text-properties officeooo:rsid="002102ba" officeooo:paragraph-rsid="002102ba"/>
    </style:style>
    <style:style style:name="P7" style:family="paragraph" style:parent-style-name="Standard" style:list-style-name="L3">
      <style:text-properties officeooo:rsid="00225656" officeooo:paragraph-rsid="00225656"/>
    </style:style>
    <style:style style:name="P8" style:family="paragraph" style:parent-style-name="Standard" style:list-style-name="L4">
      <style:text-properties officeooo:paragraph-rsid="00266eac"/>
    </style:style>
    <style:style style:name="P9" style:family="paragraph" style:parent-style-name="Standard" style:list-style-name="L4">
      <style:text-properties officeooo:rsid="00270680" officeooo:paragraph-rsid="0028ec54"/>
    </style:style>
    <style:style style:name="P10" style:family="paragraph" style:parent-style-name="Standard">
      <style:text-properties officeooo:paragraph-rsid="0028ec54"/>
    </style:style>
    <style:style style:name="P11" style:family="paragraph" style:parent-style-name="Standard">
      <style:text-properties officeooo:rsid="002c7c10" officeooo:paragraph-rsid="002c7c10"/>
    </style:style>
    <style:style style:name="T1" style:family="text">
      <style:text-properties officeooo:rsid="001d4b16"/>
    </style:style>
    <style:style style:name="T2" style:family="text">
      <style:text-properties officeooo:rsid="001de5c9"/>
    </style:style>
    <style:style style:name="T3" style:family="text">
      <style:text-properties officeooo:rsid="001f6a70"/>
    </style:style>
    <style:style style:name="T4" style:family="text">
      <style:text-properties officeooo:rsid="002102ba"/>
    </style:style>
    <style:style style:name="T5" style:family="text">
      <style:text-properties officeooo:rsid="00243596"/>
    </style:style>
    <style:style style:name="T6" style:family="text">
      <style:text-properties officeooo:rsid="00248139"/>
    </style:style>
    <style:style style:name="T7" style:family="text">
      <style:text-properties officeooo:rsid="00266eac"/>
    </style:style>
    <style:style style:name="T8" style:family="text">
      <style:text-properties officeooo:rsid="0028ec5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ionalidades <text:span text:style-name="T6">n</text:span>a implementação <text:span text:style-name="T6">presente e futura</text:span> no MSP430:</text:p>
      <text:p text:style-name="P1"><text:tab/></text:p>
      <text:p text:style-name="P1"><text:tab/><text:span text:style-name="T3">A ideia é que a geladeira funcione majoritariamente por requisição e que a maior parte do trabalho esteja concentrado no MSP. Com isso, todos os calculos e armazenamento de informações seriam descentralizados e não seira necessário trocar informações o tempo todo, apenas quando houver uma requisição do usuário (a ideia é que essa requisição seja feita passivamento, ou seja, que ao usuario abrir o aplicativo seja feita a requisição dos dados para serem exibidos na interface do aplicativo). No momento, o RPI já pode mandar alguns tipos de requisição para o MSP, como:</text:span></text:p>
      <text:p text:style-name="P1"/>
      <text:list xml:id="list8148411036849509275" text:style-name="L1">
        <text:list-item>
          <text:p text:style-name="P2"><text:span text:style-name="T4">Requisição de t</text:span>emperatura de um determinado slot, enviando a temperatura se houver uma lata, avisando que não há uma lata no slot ou avisando que as medições não foram válidas (ou seja, <text:span text:style-name="T4">ficaram</text:span> fora do intervalo (-40 C, +40 C), e portanto foram descartadas – <text:span text:style-name="T6">esse intervalo foi escolhido pois a geladeira não será projetada para lidar com temperaturas quentes ou muito frias</text:span>);</text:p>
          <text:p text:style-name="P2"/>
        </text:list-item>
        <text:list-item>
          <text:p text:style-name="P4">Requisição para setar a temperatura desejada de um slot para que<text:span text:style-name="T1"> </text:span>o MSP mande uma mensagem avisando quando a temperatura for atingida.<text:span text:style-name="T1"> E lembrando que nesse caso a ideia é que medições novas sejam feitas a cada 1 minuto ou 30 segundos;</text:span></text:p>
          <text:p text:style-name="P4"/>
        </text:list-item>
        <text:list-item>
          <text:p text:style-name="P4">Requisição para que o MSP avise que está funcionando e escutando as mensagens. Essa é bastante util para saber se o MSP <text:s/>não encontou um erro que está impedindo o seu funcionamento e também para que o usuário saiba se a geladeira está ligada e funcionando corretamente.</text:p>
        </text:list-item>
      </text:list>
      <text:p text:style-name="P5"><text:tab/></text:p>
      <text:p text:style-name="P5"><text:tab/>Algumas funcionalidades que ainda não foram implementadas são:</text:p>
      <text:p text:style-name="P5"/>
      <text:list xml:id="list3940439416592676835" text:style-name="L3">
        <text:list-item>
          <text:p text:style-name="P6">Indicar com a led a lata presente que estiver mais gelada (o circuito ainda não está pronto, mas definitivamente não é algo complicado de ser feito). Lembrando que a ideia é que medições novas de temperatura sejam feitas a cada 1 minuto ou 30 segundos;</text:p>
          <text:p text:style-name="P6"/>
        </text:list-item>
        <text:list-item>
          <text:p text:style-name="P7">Requisição para o MSP da previsão do tempo para um determinado slot chegar na temperatura desejada. Para isso é necessário que a lata em questão tenha uma “temperatura desejada” já setada ou que seja setada na mesma mensagem <text:span text:style-name="T7">de requisição</text:span>. A ideia é que, ao usuário abrir o aplicativo no celular, a requisição seja feita para o MSP, de modo que ele já tenha em mãos a previsão do tempo. Essa parte deve tomar um tempo ainda para ser implementada;</text:p>
        </text:list-item>
      </text:list>
      <text:p text:style-name="P11"/>
      <text:list xml:id="list163819786596482" text:continue-numbering="true" text:style-name="L3">
        <text:list-item>
          <text:p text:style-name="P7">Há também a possibilidade de que a geladeira em si tenha um thermistor, para que exista a requisição também da temperatura da geladeira, de modo que o usuário seja informado sempre que abrir o aplicativo. Na verdade o maior objetivo disso seria facilitar o ajuste de curva da temperatura para o calculo da previsão do tempo, pois sem esse thermistor não seria possível linearizar o ajuste e este teria de ser iterativo. </text:p>
        </text:list-item>
      </text:list>
      <text:p text:style-name="P1"/>
      <text:p text:style-name="P1"><text:tab/><text:span text:style-name="T8">Sobre o ajuste para determinar a previsão de tempo do resfriamento:</text:span></text:p>
      <text:p text:style-name="P10"/>
      <text:list xml:id="list2998222244663535720" text:style-name="L4">
        <text:list-item>
          <text:p text:style-name="P9">Temos pela lei de resfriamento de Newton que <draw:frame draw:style-name="fr1" draw:name="Object1" text:anchor-type="as-char" svg:y="-0.437cm" svg:width="4.212cm" svg:height="0.59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 onde Ta é a temperatura ambiente, T0 é a temperatura do objeto no instante 0, e k é<text:tab/>uma constante. Assumindo que a temperatura no interior da geladeira é constante, o que é aproximadamente verdade, <text:span text:style-name="T8">e tendo ela como um valor conhecido,</text:span> a regressão vira do tipo<draw:frame draw:style-name="fr1" draw:name="Object2" text:anchor-type="as-char" svg:y="-0.437cm" svg:width="1.884cm" svg:height="0.52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ou seja,<draw:frame draw:style-name="fr1" draw:name="Object3" text:anchor-type="as-char" svg:y="-0.386cm" svg:width="3.618cm" svg:height="0.50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, <text:span text:style-name="T8">o que pode ser ajustado por meio </text:span><text:soft-page-break/><text:span text:style-name="T8">de uma regressão linear. Com isso, após obtidos os coeficientes, é só avaliar a formula com y sendo a temperatura desejada menos a temperatura interna da geladeira e obter o x;</text:span></text:p>
        </text:list-item>
      </text:list>
      <text:p text:style-name="P1"/>
      <text:p text:style-name="P1"><text:tab/><text:span text:style-name="T5">Algumas ideias e pontos importantes:</text:span></text:p>
      <text:p text:style-name="P1"/>
      <text:p text:style-name="P1"/>
      <text:list xml:id="list163821321433457" text:continue-numbering="true" text:style-name="L4">
        <text:list-item>
          <text:p text:style-name="P8"><text:span text:style-name="T5">Fazer um teste de esfriamento de uma lata de refrigerante. Medir a temperatura a cada 30 segundos com o thermistor e fazer uma medição paralela com o termometro de liquidos que temos no laboratorio. Com isso, comparar as temperaturas medidas pelo thermistor com as medidas pelo termometro, que é mais confiavel. Além disso, fazer testes de ajustes de curvas com os dados obtidos pelo thermistor e avaliar como seria a qualidade desses ajustes para fazer previsões de tempo de esfriamento. A partir desses dados, avaliar quais seriam as melhores escolhas de número de pontos para o ajuste e o intervalo entre esses pontos. Ademais, avaliar a incerteza dos thermistores;<text:tab/></text:span></text:p>
          <text:p text:style-name="P8"/>
        </text:list-item>
        <text:list-item>
          <text:p text:style-name="P8"><text:span text:style-name="T7">Quando o usuario faz uma requisição de temperatura das latas, elas terão sua temperatura medida, mas essa medição não será utilizada para ajustar a curva. Isso pois, se as medições forem feitas com um intervalo constante, podemos considerar cada intervalo como de duração 1 e, após a previsao do tempo, multiplicar pelo tamanho do intervalo. Com isso, os valores no eixo do tempo a serem armazenados ficam menores e tomam menos espaço na memoria, além de tornar as contas do ajuste mais simples. Por isso, interrupções do timer a cada 1 minuto ou 30 segundos irão retirar o MSP da dormencia (se estiver dormindo) e subirão uma flag indicando para efetuar essa operação e guardas as medições. Essa medições serão feitas independente de já existir uma “temperatura desejada” setada, pois o usuário pode querer setar essa temperatura a qualquer hora e é importante já ter os dados para poder fazer o calculo de imediato. Além disso, as primeiras medições feitas assim que a lata for posta no slot serão descartadas, pois o thermistor demora um tempo para chegar na temperatura da lata;</text:span></text:p>
        </text:list-item>
      </text:list>
      <text:p text:style-name="P1"/>
      <text:p text:style-name="P1"><text:tab/>A partir de comunicação zig bee, o MSP pode responder a requisições de temperatura de um determinado slot, enviando a temperatura se houver uma lata, avisando que não há uma lata no slot ou avisando que as medições não foram válidas (ou seja, foram fora do intervalo (-40 C, +40 C), e portanto foram descartadas). </text:p>
      <text:p text:style-name="P1"><text:tab/>O MSP também pode setar uma temperatura para que o usuario seja avisado quando for atingida. E lembrando que nesse caso a ideia é que medições novas sejam feitas a cada 1 minuto ou 30 segundos. O MSP também tem uma funcionalidade em que ele responde a mensagens de “ping”, ou seja, se o usuario quiser saber se a geladeira está ligada ele pode utilizar essa funcionalidade.</text:p>
      <text:p text:style-name="P1"><text:tab/><text:span text:style-name="T2">Uma das f</text:span>uncionalidades ainda não implementadas é a de atualizar a led para que indique sempre a mais gelada (o circuito ainda não está pronto), mas essa funcionalidade deve ser bem rápida de implementar. Umas mais demorada é a previsao de tempo para que, uma vez que o usuario setar uma temperatura desejada para sua bebida, possa haver uma previsao para o tempo que demore para atingi-la.</text:p>
      <text:p text:style-name="P1"><text:tab/>Também está sendo considerado a ideia de colocar um thermistor na geladeira, para informar o usuario a temperatura na geladeira. Além disso, saber essa temperatura facilitaria em muito a previsao de tempo, <text:span text:style-name="T3">pois facilitaria a regressao linear para ajustar a curva de temperatura.</text:span></text:p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18:08.742234217</meta:creation-date>
    <dc:date>2017-08-09T16:38:19.503086580</dc:date>
    <meta:editing-duration>PT19M24S</meta:editing-duration>
    <meta:editing-cycles>3</meta:editing-cycles>
    <meta:generator>LibreOffice/5.1.6.2$Linux_X86_64 LibreOffice_project/10m0$Build-2</meta:generator>
    <meta:document-statistic meta:table-count="0" meta:image-count="0" meta:object-count="3" meta:page-count="2" meta:paragraph-count="26" meta:word-count="1105" meta:character-count="6452" meta:non-whitespace-character-count="5361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T</mi>
            <mi>a</mi>
          </msub>
          <mo stretchy="false">−</mo>
          <mrow>
            <mo fence="true" stretchy="false">(</mo>
            <mrow>
              <mrow>
                <msub>
                  <mi>T</mi>
                  <mn>0</mn>
                </msub>
                <mo stretchy="false">−</mo>
                <msub>
                  <mi>T</mi>
                  <mi>a</mi>
                </msub>
              </mrow>
            </mrow>
            <mo fence="true" stretchy="false">)</mo>
          </mrow>
        </mrow>
      </mrow>
      <msup>
        <mi>e</mi>
        <mrow>
          <mo stretchy="false">−</mo>
          <mi mathvariant="italic">kt</mi>
        </mrow>
      </msup>
    </mrow>
    <annotation encoding="StarMath 5.0">T( t  ) =  T_{a} - ( T_{0} - T_{a} ) e^-kt</annotation>
  </semantics>
</math>
</file>

<file path=Object 2/content.xml><?xml version="1.0" encoding="utf-8"?>
<math xmlns="http://www.w3.org/1998/Math/MathML" display="block">
  <semantics>
    <mrow>
      <mi>y</mi>
      <mo stretchy="false">=</mo>
      <mrow>
        <mi>A</mi>
        <mo stretchy="false">∗</mo>
        <msup>
          <mi>e</mi>
          <mi mathvariant="italic">Bt</mi>
        </msup>
      </mrow>
    </mrow>
    <annotation encoding="StarMath 5.0">y = A*e^Bt</annotation>
  </semantics>
</math>
</file>

<file path=Object 3/content.xml><?xml version="1.0" encoding="utf-8"?>
<math xmlns="http://www.w3.org/1998/Math/MathML" display="block">
  <semantics>
    <mrow>
      <mi>ln</mi>
      <mrow>
        <mrow>
          <mo fence="true" stretchy="false">(</mo>
          <mrow>
            <mi>y</mi>
          </mrow>
          <mo fence="true" stretchy="false">)</mo>
        </mrow>
        <mo stretchy="false">=</mo>
        <mi>ln</mi>
      </mrow>
      <mrow>
        <mrow>
          <mo fence="true" stretchy="false">(</mo>
          <mrow>
            <mi>A</mi>
          </mrow>
          <mo fence="true" stretchy="false">)</mo>
        </mrow>
        <mo stretchy="false">+</mo>
        <mrow>
          <mi>B</mi>
          <mo stretchy="false">∗</mo>
          <mi>x</mi>
        </mrow>
      </mrow>
    </mrow>
    <annotation encoding="StarMath 5.0">ln( y ) = ln ( A ) + B* x</annotation>
  </semantics>
</math>
</file>